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9.206cm"/>
    </style:style>
    <style:style style:name="co4" style:family="table-column">
      <style:table-column-properties fo:break-before="auto" style:column-width="8.2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CA-02-EN_Shout_Your_Name</text:p>
          </table:table-cell>
          <table:covered-table-cell table:style-name="ce4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table:style-name="ce3" office:value-type="string">
            <text:p>picture files with the diagram are missing. Pictures make task nice.</text:p>
          </table:table-cell>
          <table:table-cell table:style-name="ce3" office:value-type="string">
            <text:p>good</text:p>
          </table:table-cell>
          <table:table-cell table:style-name="ce3" office:value-type="string">
            <text:p>Nice task but the story sounds to be for smaller children which is in contrast with using variables in description of the algorithm. Could the story be shorten a bit? I recommend to change set o answers (is visible at first sight that Eva at the end of list is wrong and only 2 answers could be correct)</text:p>
          </table:table-cell>
          <table:table-cell office:value-type="string">
            <text:p>Jiří Vaníček, Czechia</text:p>
          </table:table-cell>
        </table:table-row>
        <table:table-row table:style-name="ro4" table:number-rows-repeated="27">
          <table:table-cell table:style-name="ce3" table:number-columns-repeated="3"/>
          <table:table-cell/>
        </table:table-row>
        <table:table-row table:style-name="ro2" table:number-rows-repeated="8">
          <table:table-cell table:style-name="ce3" table:number-columns-repeated="3"/>
          <table:table-cell/>
        </table:table-row>
        <table:table-row table:style-name="ro5" table:number-rows-repeated="1048536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.00.0000</text:date>, <text:time style:data-style-name="N2" text:time-value="0000-00-00T20:34:33.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28T20:50:03.19</dc:date>
    <meta:editing-duration>PT6M4S</meta:editing-duration>
    <meta:editing-cycles>7</meta:editing-cycles>
    <meta:generator>LibreOffice/4.0.3.3$Windows_x86 LibreOffice_project/0eaa50a932c8f2199a615e1eb30f7ac74279539</meta:generator>
    <meta:document-statistic meta:table-count="1" meta:cell-count="9" meta:object-count="0"/>
  </office:meta>
</office:document-meta>
</file>